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3e5d" officeooo:paragraph-rsid="00163e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tories:</text:p>
      <text:p text:style-name="P1">A social media for musician who wants to collab with other musician. They can send message,accept friends request, send friend request,delete friends,book,post ad,search, donate money through stripe api and showcase their work through youtube embed videos based on their parameter etc.</text:p>
      <text:p text:style-name="P1">Front end uses bootstrap,html,and css while backend uses Express js,pg promise, body parser, psql,javascript. A simple social media application for musician.</text:p>
      <text:p text:style-name="P1"/>
      <text:p text:style-name="P1">Work flow:</text:p>
      <text:p text:style-name="P1">Most everything about this project came on ad-hoc basis. No feature were ever planned, for that reason table name and column name on my local machine are weird and sounds confusing. </text:p>
      <text:p text:style-name="P1"/>
      <text:p text:style-name="P1">Challenge:sql queries and logic</text:p>
      <text:p text:style-name="P1"/>
      <text:p text:style-name="P1">unsuccessful: wanted to make modal with bootstrap,notification icon but time ran out. I don’t think I will be able to deploy this heroku</text:p>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5:57:56.785654877</meta:creation-date>
    <dc:date>2017-01-23T06:09:08.544366795</dc:date>
    <meta:editing-duration>PT41S</meta:editing-duration>
    <meta:editing-cycles>1</meta:editing-cycles>
    <meta:document-statistic meta:table-count="0" meta:image-count="0" meta:object-count="0" meta:page-count="1" meta:paragraph-count="8" meta:word-count="124" meta:character-count="815" meta:non-whitespace-character-count="696"/>
    <meta:generator>LibreOffice/5.1.4.2$Linux_X86_64 LibreOffice_project/10m0$Build-2</meta:generator>
  </office:meta>
</office:document-meta>
</file>